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mall_20_text">
      <style:graphic-properties draw:auto-grow-width="false" fo:min-height="1.15cm" fo:min-width="24.22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Console">
      <style:graphic-properties draw:auto-grow-height="true" draw:auto-grow-width="false" fo:max-height="0cm" fo:min-height="0cm"/>
    </style:style>
    <style:style style:name="gr5" style:family="graphic" style:parent-style-name="Hint">
      <style:graphic-properties draw:auto-grow-width="false" fo:max-height="0cm" fo:min-height="0cm"/>
    </style:style>
    <style:style style:name="gr6" style:family="graphic" style:parent-style-name="Console">
      <style:graphic-properties draw:auto-grow-height="true" draw:auto-grow-width="false" fo:max-height="0cm" fo:min-height="9.75cm"/>
    </style:style>
    <style:style style:name="gr7" style:family="graphic" style:parent-style-name="Console">
      <style:graphic-properties fo:min-height="10.542cm"/>
    </style:style>
    <style:style style:name="gr8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fill="none" draw:textarea-vertical-align="middle" draw:auto-grow-height="false" fo:min-height="0.749cm" fo:min-width="0.499cm"/>
    </style:style>
    <style:style style:name="gr12" style:family="graphic" style:parent-style-name="Console">
      <style:graphic-properties fo:min-height="8.75cm"/>
    </style:style>
    <style:style style:name="gr13" style:family="graphic" style:parent-style-name="Hint">
      <style:graphic-properties draw:textarea-horizontal-align="left" draw:auto-grow-height="true" draw:auto-grow-width="false" fo:min-height="0cm" fo:min-width="3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8" style:family="graphic" style:parent-style-name="Small_20_text">
      <style:graphic-properties draw:auto-grow-width="false" fo:min-height="2.21cm" fo:min-width="3.022cm"/>
    </style:style>
    <style:style style:name="gr19" style:family="graphic" style:parent-style-name="Small_20_text">
      <style:graphic-properties draw:auto-grow-width="false" fo:min-height="2.11cm" fo:min-width="1.022cm"/>
    </style:style>
    <style:style style:name="gr20" style:family="graphic" style:parent-style-name="standard">
      <style:graphic-properties draw:marker-end="Arrow" draw:textarea-horizontal-align="center" draw:textarea-vertical-align="middle"/>
    </style:style>
    <style:style style:name="gr21" style:family="graphic" style:parent-style-name="standard">
      <style:graphic-properties svg:stroke-color="#c90016" draw:marker-end="Arrow" draw:textarea-horizontal-align="center" draw:textarea-vertical-align="middle"/>
    </style:style>
    <style:style style:name="gr22" style:family="graphic" style:parent-style-name="Small_20_text">
      <style:graphic-properties svg:stroke-color="#c90016"/>
    </style:style>
    <style:style style:name="gr23" style:family="graphic" style:parent-style-name="Hint">
      <style:graphic-properties draw:textarea-horizontal-align="left" draw:auto-grow-width="false" fo:min-height="0cm" fo:min-width="23cm"/>
    </style:style>
    <style:style style:name="pr1" style:family="presentation" style:parent-style-name="oranssi-title">
      <style:graphic-properties fo:min-height="3.256cm"/>
    </style:style>
    <style:style style:name="pr2" style:family="presentation" style:parent-style-name="oranssi-notes">
      <style:graphic-properties draw:fill-color="#ffffff" fo:min-height="13.114cm"/>
    </style:style>
    <style:style style:name="pr3" style:family="presentation" style:parent-style-name="oranssi-title">
      <style:graphic-properties draw:auto-grow-height="true" fo:min-height="3.507cm"/>
    </style:style>
    <style:style style:name="pr4" style:family="presentation" style:parent-style-name="oranssi-outline1">
      <style:graphic-properties draw:auto-grow-height="true" fo:min-height="2.586cm"/>
    </style:style>
    <style:style style:name="pr5" style:family="presentation" style:parent-style-name="oranssi-outline1">
      <style:graphic-properties fo:min-height="3.086cm"/>
    </style:style>
    <style:style style:name="pr6" style:family="presentation" style:parent-style-name="oranssi-notes">
      <style:graphic-properties draw:fill-color="#ffffff" draw:auto-grow-height="true" fo:min-height="13.365cm"/>
    </style:style>
    <style:style style:name="pr7" style:family="presentation" style:parent-style-name="oranssi-outline1">
      <style:graphic-properties fo:min-height="13.609cm"/>
    </style:style>
    <style:style style:name="pr8" style:family="presentation" style:parent-style-name="oranssi-outline1">
      <style:graphic-properties fo:min-height="2.086cm"/>
    </style:style>
    <style:style style:name="pr9" style:family="presentation" style:parent-style-name="oranssi-outline1">
      <style:graphic-properties fo:min-height="4.086cm"/>
    </style:style>
    <style:style style:name="pr10" style:family="presentation" style:parent-style-name="oranssi-outline1">
      <style:graphic-properties fo:min-height="1.586cm"/>
    </style:style>
    <style:style style:name="pr11" style:family="presentation" style:parent-style-name="oranssi-outline1">
      <style:graphic-properties fo:min-height="1.086cm"/>
    </style:style>
    <style:style style:name="pr12" style:family="presentation" style:parent-style-name="oranssi-outline1">
      <style:graphic-properties fo:min-height="8.586cm"/>
    </style:style>
    <style:style style:name="pr13" style:family="presentation" style:parent-style-name="oranssi-outline1">
      <style:graphic-properties fo:min-height="2.586cm"/>
    </style:style>
    <style:style style:name="pr14" style:family="presentation" style:parent-style-name="oranssi-outline1">
      <style:graphic-properties fo:min-height="9.586cm"/>
    </style:style>
    <style:style style:name="pr15" style:family="presentation" style:parent-style-name="oranssi-outline1">
      <style:graphic-properties fo:min-height="3.586cm"/>
    </style:style>
    <style:style style:name="pr16" style:family="presentation" style:parent-style-name="oranssi-outline1">
      <style:graphic-properties fo:min-height="1.585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start"/>
    </style:style>
    <style:style style:name="P11" style:family="paragraph">
      <style:text-properties fo:color="#c9001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2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c90016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Git for bzr users</text:p>
          </draw:text-box>
        </draw:frame>
        <draw:frame draw:style-name="gr1" draw:text-style-name="P1" draw:layer="layout" svg:width="25.5cm" svg:height="1.4cm" svg:x="1.5cm" svg:y="18.1cm">
          <draw:text-box>
            <text:p text:style-name="P1">October 2010 - Aurélien Gâteau &lt;aurelien.gateau@canonical.com&gt;</text:p>
          </draw:text-box>
        </draw:frame>
        <draw:frame draw:style-name="gr2" draw:layer="layout" svg:width="24.5cm" svg:height="2.987cm" svg:x="2cm" svg:y="7cm">
          <draw:text-box>
            <text:p text:style-name="P2">An attempt at making you comfortable when you have to work with a git repository</text:p>
          </draw:text-box>
        </draw:frame>
        <presentation:notes draw:style-name="dp2">
          <draw:page-thumbnail draw:style-name="gr3" draw:layer="layout" svg:width="14.856cm" svg:height="11.135cm" svg:x="3.071cm" svg:y="2.256cm" draw:page-number="1" presentation:class="page"/>
          <draw:frame presentation:style-name="pr2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First time setup</text:p>
          </draw:text-box>
        </draw:frame>
        <draw:frame presentation:style-name="pr4" draw:text-style-name="P3" draw:layer="layout" svg:width="25.199cm" svg:height="2.586cm" svg:x="1.4cm" svg:y="4.914cm" presentation:class="outline" presentation:user-transformed="true">
          <draw:text-box>
            <text:p text:style-name="P3">Tell git about you:</text:p>
          </draw:text-box>
        </draw:frame>
        <draw:frame draw:style-name="gr4" draw:text-style-name="P4" draw:layer="layout" svg:width="25cm" svg:height="3.451cm" svg:x="1.5cm" svg:y="8.001cm">
          <draw:text-box>
            <text:p><text:span text:style-name="T1">git config --global user.name “Aurélien Gâteau”</text:span></text:p>
            <text:p><text:span text:style-name="T1"/></text:p>
            <text:p><text:span text:style-name="T1">git config --global user.email \</text:span></text:p>
            <text:p><text:span text:style-name="T1"><text:s text:c="2"/></text:span><text:span text:style-name="T1">aurelien.gateau@canonical.com</text:span></text:p>
          </draw:text-box>
        </draw:frame>
        <presentation:notes draw:style-name="dp2">
          <draw:page-thumbnail draw:style-name="gr3" draw:layer="layout" svg:width="14.856cm" svg:height="11.135cm" svg:x="3.071cm" svg:y="2.256cm" draw:page-number="2" presentation:class="page"/>
          <draw:frame presentation:style-name="pr2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Getting a working copy</text:p>
          </draw:text-box>
        </draw:frame>
        <draw:frame presentation:style-name="pr5" draw:layer="layout" svg:width="25.199cm" svg:height="3.086cm" svg:x="1.4cm" svg:y="4.914cm" presentation:class="outline" presentation:user-transformed="true">
          <draw:text-box>
            <text:p>git clone &lt;repository-url&gt;</text:p>
          </draw:text-box>
        </draw:frame>
        <draw:frame draw:style-name="gr4" draw:layer="layout" svg:width="25cm" svg:height="7.451cm" svg:x="1.5cm" svg:y="8cm">
          <draw:text-box>
            <text:p><text:span text:style-name="T1">git clone git://github.com/agateau/yokadi.git</text:span></text:p>
            <text:p>Initialized empty Git repository in /home/aurelien/tmp/yokadi/.git/</text:p>
            <text:p>remote: Counting objects: 3217, done.</text:p>
            <text:p>remote: Compressing objects: 100% (1121/1121), done.</text:p>
            <text:p>remote: Total 3217 (delta 2078), reused 3196 (delta 2066)</text:p>
            <text:p>Receiving objects: 100% (3217/3217), 495.00 KiB | 121 KiB/s, done.</text:p>
            <text:p>Resolving deltas: 100% (2078/2078), done</text:p>
          </draw:text-box>
        </draw:frame>
        <presentation:notes draw:style-name="dp2">
          <draw:page-thumbnail draw:style-name="gr3" draw:layer="layout" svg:width="14.856cm" svg:height="11.135cm" svg:x="3.071cm" svg:y="2.256cm" draw:page-number="3" presentation:class="page"/>
          <draw:frame presentation:style-name="pr6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Inspecting history</text:p>
          </draw:text-box>
        </draw:frame>
        <draw:frame presentation:style-name="pr5" draw:layer="layout" svg:width="25.199cm" svg:height="3.086cm" svg:x="1.4cm" svg:y="4.914cm" presentation:class="outline" presentation:user-transformed="true">
          <draw:text-box>
            <text:p>git log</text:p>
          </draw:text-box>
        </draw:frame>
        <draw:frame draw:style-name="gr4" draw:text-style-name="P5" draw:layer="layout" svg:width="25cm" svg:height="13.931cm" svg:x="1.5cm" svg:y="6.569cm">
          <draw:text-box>
            <text:p><text:span text:style-name="T2">commit 7ddc7778571965cae842149672b01f4c56052713</text:span></text:p>
            <text:p><text:span text:style-name="T2">Author: Séb... R... &lt;Seb...@d...x.org&gt;</text:span></text:p>
            <text:p><text:span text:style-name="T2">Date: <text:s text:c="2"/>Tue Jul 6 14:15:39 2010 +0200</text:span></text:p>
            <text:p><text:span text:style-name="T2"/></text:p>
            <text:p><text:span text:style-name="T2"><text:s text:c="4"/></text:span><text:span text:style-name="T2">Add n_list simple test case</text:span></text:p>
            <text:p><text:span text:style-name="T2"/></text:p>
            <text:p><text:span text:style-name="T2">commit f0cea777729e12720d127cf0557163e52a4048c4</text:span></text:p>
            <text:p><text:span text:style-name="T2">Author: Séb... R... &lt;Seb...@d...x.org&gt;</text:span></text:p>
            <text:p><text:span text:style-name="T2">Date: <text:s text:c="2"/>Tue Jul 6 14:11:38 2010 +0200</text:span></text:p>
            <text:p><text:span text:style-name="T2"/></text:p>
            <text:p><text:span text:style-name="T2"><text:s text:c="4"/></text:span><text:span text:style-name="T2">Fix n_list crash</text:span></text:p>
            <text:p><text:span text:style-name="T2"/></text:p>
            <text:p><text:span text:style-name="T2">commit fc28ba71235b35c7676a431665f8396541577745</text:span></text:p>
            <text:p><text:span text:style-name="T2">Author: Séb... R... &lt;Seb...@d...x.org&gt;</text:span></text:p>
            <text:p><text:span text:style-name="T2">Date: <text:s text:c="2"/>Tue Jul 6 14:03:01 2010 +0200</text:span></text:p>
            <text:p><text:span text:style-name="T2"/></text:p>
            <text:p><text:span text:style-name="T2"><text:s text:c="4"/></text:span><text:span text:style-name="T2">Add decryption feature to t_list/n_list and textlist renderer</text:span></text:p>
            <text:p><text:span text:style-name="T2"/></text:p>
          </draw:text-box>
        </draw:frame>
        <presentation:notes draw:style-name="dp2">
          <draw:page-thumbnail draw:style-name="gr3" draw:layer="layout" svg:width="14.856cm" svg:height="11.135cm" svg:x="3.071cm" svg:y="2.256cm" draw:page-number="4" presentation:class="page"/>
          <draw:frame presentation:style-name="pr6" draw:text-style-name="P6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Specifying revisions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By their SHA1 (no revision numbers)<text:line-break/>Can be truncated as long as it is not ambiguous</text:p>
              </text:list-item>
              <text:list-item>
                <text:p>By tag or branch name</text:p>
              </text:list-item>
              <text:list-item>
                <text:p>HEAD is the latest commit (= -r-1 in bzr)</text:p>
              </text:list-item>
              <text:list-item>
                <text:p>You can append suffixes:</text:p>
                <text:list>
                  <text:list-item>
                    <text:p>^: parent commit (HEAD^ = -r-2 in bzr)</text:p>
                  </text:list-item>
                  <text:list-item>
                    <text:p>~N: N-th parent of commit (HEAD~4 = -r-5 in bzr)</text:p>
                  </text:list-item>
                </text:list>
              </text:list-item>
            </text:list>
          </draw:text-box>
        </draw:frame>
        <draw:frame draw:style-name="gr5" draw:layer="layout" svg:width="24.5cm" svg:height="1.432cm" svg:x="1.8cm" svg:y="17.8cm">
          <draw:text-box>
            <text:p>man git-rev-parse for more creative way to specify revisions</text:p>
          </draw:text-box>
        </draw:frame>
        <presentation:notes draw:style-name="dp2">
          <draw:page-thumbnail draw:style-name="gr3" draw:layer="layout" svg:width="14.856cm" svg:height="11.135cm" svg:x="3.071cm" svg:y="2.256cm" draw:page-number="5" presentation:class="page"/>
          <draw:frame presentation:style-name="pr2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Displaying diffs</text:p>
          </draw:text-box>
        </draw:frame>
        <draw:frame presentation:style-name="pr5" draw:layer="layout" svg:width="25.199cm" svg:height="4.605cm" svg:x="1.4cm" svg:y="4.914cm" presentation:class="outline" presentation:user-transformed="true">
          <draw:text-box>
            <text:list text:style-name="L2">
              <text:list-item>
                <text:p>git diff &lt;commit-range&gt; (= bzr diff -r&lt;range&gt;)</text:p>
              </text:list-item>
              <text:list-item>
                <text:p>git show &lt;commit&gt; (= bzr diff -c&lt;revno&gt;, but show message and diff)</text:p>
              </text:list-item>
            </text:list>
          </draw:text-box>
        </draw:frame>
        <draw:frame draw:style-name="gr6" draw:text-style-name="P5" draw:layer="layout" svg:width="25cm" svg:height="10.331cm" svg:x="1.5cm" svg:y="9.9cm">
          <draw:text-box>
            <text:p><text:span text:style-name="T3">git diff f0cea77..7ddc777</text:span></text:p>
            <text:p><text:span text:style-name="T2">diff --git a/src/yokadi/tests/tasktestcase.py b/src/yokadi/tests/tasktestcase.py</text:span></text:p>
            <text:p><text:span text:style-name="T2">index 39c98b7..237eaa7 100644</text:span></text:p>
            <text:p><text:span text:style-name="T2">--- a/src/yokadi/tests/tasktestcase.py</text:span></text:p>
            <text:p><text:span text:style-name="T2">+++ b/src/yokadi/tests/tasktestcase.py</text:span></text:p>
            <text:p><text:span text:style-name="T2">@@ -141,6 +141,18 @@ class TaskTestCase(unittest.TestCase):</text:span></text:p>
            <text:p><text:span text:style-name="T2"><text:s text:c="22"/></text:span><text:span text:style-name="T2">"@%", "@k%", "!@%", "!@kw1", "-f plain", "-f xml", "-f html", "-f csv"):</text:span></text:p>
            <text:p><text:span text:style-name="T2"><text:s text:c="13"/></text:span><text:span text:style-name="T2">self.cmd.do_t_list(line)</text:span></text:p>
            <text:p><text:span text:style-name="T2"><text:s/></text:span></text:p>
            <text:p><text:span text:style-name="T2">+ <text:s text:c="3"/>def testNlist(self):</text:span></text:p>
            <text:p><text:span text:style-name="T2">+ <text:s text:c="7"/>tui.addInputAnswers("y")</text:span></text:p>
            <text:p><text:span text:style-name="T2">(...)</text:span></text:p>
          </draw:text-box>
        </draw:frame>
        <presentation:notes draw:style-name="dp2">
          <draw:page-thumbnail draw:style-name="gr3" draw:layer="layout" svg:width="14.856cm" svg:height="11.135cm" svg:x="3.071cm" svg:y="2.256cm" draw:page-number="6" presentation:class="page"/>
          <draw:frame presentation:style-name="pr6" draw:text-style-name="P6" draw:layer="layout" svg:width="16.799cm" svg:height="13.365cm" svg:x="2.099cm" svg:y="14.106cm" presentation:class="notes">
            <draw:text-box>
              <text:p><text:span text:style-name="T4">Note the shorter commit id</text:span></text:p>
            </draw:text-box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diting</text:p>
          </draw:text-box>
        </draw:frame>
        <draw:frame presentation:style-name="pr8" draw:layer="layout" svg:width="25.199cm" svg:height="2.086cm" svg:x="1.4cm" svg:y="4.914cm" presentation:class="outline" presentation:user-transformed="true">
          <draw:text-box>
            <text:p>git status is the equivalent of bzr status</text:p>
          </draw:text-box>
        </draw:frame>
        <draw:frame draw:style-name="gr7" draw:layer="layout" svg:width="26cm" svg:height="11.451cm" svg:x="1cm" svg:y="7.3cm">
          <draw:text-box>
            <text:p><text:span text:style-name="T1">vi NEWS</text:span></text:p>
            <text:p><text:span text:style-name="T1"/></text:p>
            <text:p><text:span text:style-name="T1">git status</text:span></text:p>
            <text:p># On branch master</text:p>
            <text:p># Changed but not updated:</text:p>
            <text:p># <text:s text:c="2"/>(use "git add &lt;file&gt;..." to update what will be committed)</text:p>
            <text:p># <text:s text:c="2"/>(use "git checkout -- &lt;file&gt;..." to discard changes in working directory)</text:p>
            <text:p>#</text:p>
            <text:p># <text:s text:c="6"/>modified: <text:s text:c="2"/>NEWS</text:p>
            <text:p>#</text:p>
            <text:p>no changes added to commit (use "git add" and/or "git commit -a")</text:p>
          </draw:text-box>
        </draw:frame>
        <presentation:notes draw:style-name="dp2">
          <draw:page-thumbnail draw:style-name="gr3" draw:layer="layout" svg:width="14.856cm" svg:height="11.135cm" svg:x="3.071cm" svg:y="2.256cm" draw:page-number="7" presentation:class="page"/>
          <draw:frame presentation:style-name="pr2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diting</text:p>
          </draw:text-box>
        </draw:frame>
        <draw:frame presentation:style-name="pr5" draw:layer="layout" svg:width="25.199cm" svg:height="3.086cm" svg:x="1.4cm" svg:y="4.914cm" presentation:class="outline" presentation:user-transformed="true">
          <draw:text-box>
            <text:p>Even existing files must be added before they are committed:</text:p>
          </draw:text-box>
        </draw:frame>
        <draw:frame draw:style-name="gr7" draw:layer="layout" svg:width="26cm" svg:height="13.051cm" svg:x="1cm" svg:y="7.8cm">
          <draw:text-box>
            <text:p><text:span text:style-name="T1">git commit</text:span></text:p>
            <text:p><text:span text:style-name="T5">no changes added to commit (use "git add" and/or "git commit -a")</text:span></text:p>
            <text:p><text:span text:style-name="T5"/></text:p>
            <text:p><text:span text:style-name="T1">git add NEWS</text:span></text:p>
            <text:p><text:span text:style-name="T5"/></text:p>
            <text:p><text:span text:style-name="T1">git status</text:span></text:p>
            <text:p><text:span text:style-name="T5"># On branch master</text:span></text:p>
            <text:p><text:span text:style-name="T5"># Changes to be committed:</text:span></text:p>
            <text:p><text:span text:style-name="T5"># <text:s text:c="2"/>(use "git reset HEAD &lt;file&gt;..." to unstage)</text:span></text:p>
            <text:p><text:span text:style-name="T5">#</text:span></text:p>
            <text:p><text:span text:style-name="T5"># <text:s text:c="6"/>modified: <text:s text:c="2"/>NEWS</text:span></text:p>
            <text:p><text:span text:style-name="T5"/></text:p>
            <text:p><text:span text:style-name="T1">git commit -m 'Added latest news'</text:span></text:p>
            <text:p><text:span text:style-name="T5">[master 69b0d3a] Added latest news</text:span></text:p>
            <text:p><text:span text:style-name="T5"><text:s/></text:span><text:span text:style-name="T5">1 files changed, 0 insertions(+), 1 deletions(-)</text:span></text:p>
          </draw:text-box>
        </draw:frame>
        <presentation:notes draw:style-name="dp2">
          <draw:page-thumbnail draw:style-name="gr3" draw:layer="layout" svg:width="14.856cm" svg:height="11.135cm" svg:x="3.071cm" svg:y="2.256cm" draw:page-number="8" presentation:class="page"/>
          <draw:frame presentation:style-name="pr2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he staging area</text:p>
          </draw:text-box>
        </draw:frame>
        <draw:frame presentation:style-name="pr9" draw:layer="layout" svg:width="25.199cm" svg:height="4.086cm" svg:x="1.4cm" svg:y="4.914cm" presentation:class="outline" presentation:user-transformed="true">
          <draw:text-box>
            <text:list text:style-name="L2">
              <text:list-item>
                <text:p>Aka “the index” or “the cache”</text:p>
              </text:list-item>
              <text:list-item>
                <text:p>A place to construct your commits</text:p>
              </text:list-item>
            </text:list>
          </draw:text-box>
        </draw:frame>
        <draw:custom-shape draw:style-name="gr8" draw:text-style-name="P2" draw:layer="layout" svg:width="2.5cm" svg:height="3cm" svg:x="7.022cm" svg:y="13.482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line draw:style-name="gr9" draw:text-style-name="P2" draw:layer="layout" svg:x1="17.3cm" svg:y1="11.3cm" svg:x2="17.3cm" svg:y2="18.3cm">
          <text:p/>
        </draw:line>
        <draw:line draw:style-name="gr9" draw:text-style-name="P2" draw:layer="layout" svg:x1="10.307cm" svg:y1="11.373cm" svg:x2="10.307cm" svg:y2="18.373cm">
          <text:p/>
        </draw:line>
        <draw:frame draw:style-name="Small_20_text" draw:layer="layout" svg:width="3.029cm" svg:height="1.36cm" svg:x="11cm" svg:y="9.1cm">
          <draw:text-box>
            <text:p>git add</text:p>
          </draw:text-box>
        </draw:frame>
        <draw:frame draw:style-name="Small_20_text" draw:layer="layout" svg:width="7.093cm" svg:height="1.36cm" svg:x="2.9cm" svg:y="12.1cm">
          <draw:text-box>
            <text:p>Unstaged changes</text:p>
          </draw:text-box>
        </draw:frame>
        <draw:frame draw:style-name="Small_20_text" draw:layer="layout" svg:width="5.061cm" svg:height="1.36cm" svg:x="11.401cm" svg:y="12.1cm">
          <draw:text-box>
            <text:p>Staging area</text:p>
          </draw:text-box>
        </draw:frame>
        <draw:frame draw:style-name="Small_20_text" draw:layer="layout" svg:width="3.516cm" svg:height="1.36cm" svg:x="19.201cm" svg:y="12.1cm">
          <draw:text-box>
            <text:p>Commit</text:p>
          </draw:text-box>
        </draw:frame>
        <draw:path draw:style-name="gr10" draw:text-style-name="P2" draw:layer="layout" svg:width="5.528cm" svg:height="1.576cm" draw:transform="rotate (3.1415926535892) translate (19.300000000018cm 19.1771074015874cm)" svg:viewBox="0 0 5529 1577" svg:d="m5529-36927c0-2000-5529-1850-5529 150">
          <text:p/>
        </draw:path>
        <draw:frame draw:style-name="Small_20_text" draw:layer="layout" svg:width="4.206cm" svg:height="1.275cm" svg:x="15.1cm" svg:y="19.2cm">
          <draw:text-box>
            <text:p><text:span text:style-name="T6">git commit</text:span></text:p>
          </draw:text-box>
        </draw:frame>
        <draw:custom-shape draw:style-name="gr8" draw:text-style-name="P2" draw:layer="layout" svg:width="2.5cm" svg:height="3cm" svg:x="11.022cm" svg:y="13.482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8" draw:text-style-name="P2" draw:layer="layout" svg:width="2.5cm" svg:height="3cm" svg:x="18.022cm" svg:y="13.482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8" draw:text-style-name="P2" draw:layer="layout" svg:width="2.5cm" svg:height="3cm" svg:x="4.022cm" svg:y="13.482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8" draw:text-style-name="P2" draw:layer="layout" svg:width="2.5cm" svg:height="3cm" svg:x="14.022cm" svg:y="13.482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8" draw:text-style-name="P2" draw:layer="layout" svg:width="2.5cm" svg:height="3cm" svg:x="21.022cm" svg:y="13.482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path draw:style-name="gr10" draw:text-style-name="P2" draw:layer="layout" svg:width="6.699cm" svg:height="1.603cm" svg:x="5.5cm" svg:y="10.396cm" svg:viewBox="0 0 6700 1604" svg:d="m0 1604c0-2000 6700-2200 6700-200">
          <text:p/>
        </draw:path>
        <draw:custom-shape draw:style-name="gr11" draw:text-style-name="P2" draw:layer="layout" svg:width="1cm" svg:height="5.5cm" draw:transform="rotate (1.5707963267946) translate (11.05cm 17.75cm)">
          <text:p/>
          <draw:enhanced-geometry svg:viewBox="0 0 21600 21600" draw:mirror-vertic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path draw:style-name="gr10" draw:text-style-name="P2" draw:layer="layout" svg:width="6.699cm" svg:height="1.603cm" svg:x="8.5cm" svg:y="10.396cm" svg:viewBox="0 0 6700 1604" svg:d="m0 1604c0-2000 6700-2200 6700-200">
          <text:p/>
        </draw:path>
        <draw:frame draw:style-name="Small_20_text" draw:layer="layout" svg:width="2.835cm" svg:height="1.275cm" svg:x="7cm" svg:y="9.101cm">
          <draw:text-box>
            <text:p><text:span text:style-name="T6">git add</text:span></text:p>
          </draw:text-box>
        </draw:frame>
        <presentation:notes draw:style-name="dp2">
          <draw:page-thumbnail draw:style-name="gr3" draw:layer="layout" svg:width="14.856cm" svg:height="11.135cm" svg:x="3.071cm" svg:y="2.256cm" draw:page-number="9" presentation:class="page"/>
          <draw:frame presentation:style-name="pr2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Local branches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 checkout in bzr is a branch, whereas a checkout in git is a repository (collection of branches)</text:p>
              </text:list-item>
              <text:list-item>
                <text:p>Default branch is called “master”</text:p>
              </text:list-item>
              <text:list-item>
                <text:p>Main branch commands:</text:p>
                <text:list>
                  <text:list-item>
                    <text:p>git branch: lists available branches</text:p>
                  </text:list-item>
                  <text:list-item>
                    <text:p>git checkout &lt;name&gt;: switches to branch &lt;name&gt;</text:p>
                  </text:list-item>
                  <text:list-item>
                    <text:p>git checkout -b &lt;name&gt;: creates branch &lt;name&gt; and switches to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56cm" svg:height="11.135cm" svg:x="3.071cm" svg:y="2.256cm" draw:page-number="10" presentation:class="page"/>
          <draw:frame presentation:style-name="pr2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Local branches</text:p>
          </draw:text-box>
        </draw:frame>
        <draw:frame draw:style-name="gr12" draw:layer="layout" svg:width="26cm" svg:height="10.651cm" svg:x="1cm" svg:y="5.2cm">
          <draw:text-box>
            <text:p><text:span text:style-name="T1">git branch</text:span></text:p>
            <text:p><text:span text:style-name="T5">* master</text:span></text:p>
            <text:p><text:span text:style-name="T5"/></text:p>
            <text:p><text:span text:style-name="T1">git checkout -b new-feature</text:span></text:p>
            <text:p><text:span text:style-name="T5">Switched to a new branch 'new-feature'</text:span></text:p>
            <text:p><text:span text:style-name="T5"/></text:p>
            <text:p><text:span text:style-name="T1">git branch</text:span></text:p>
            <text:p><text:span text:style-name="T5"><text:s text:c="2"/></text:span><text:span text:style-name="T5">master</text:span></text:p>
            <text:p><text:span text:style-name="T5">* new-feature</text:span></text:p>
            <text:p><text:span text:style-name="T5"/></text:p>
            <text:p><text:span text:style-name="T1">git checkout master</text:span></text:p>
            <text:p><text:span text:style-name="T5">Switched to branch 'master'</text:span></text:p>
            <text:p><text:span text:style-name="T5">Your branch is ahead of 'origin/master' by 1 commit.</text:span></text:p>
          </draw:text-box>
        </draw:frame>
        <draw:frame draw:style-name="gr13" draw:layer="layout" svg:width="26cm" svg:height="2.613cm" svg:x="1cm" svg:y="17.125cm">
          <draw:text-box>
            <text:p>Note the message from “git checkout master”. This is because we have a change which has not been pushed yet. </text:p>
          </draw:text-box>
        </draw:frame>
        <presentation:notes draw:style-name="dp2">
          <draw:page-thumbnail draw:style-name="gr3" draw:layer="layout" svg:width="14.856cm" svg:height="11.135cm" svg:x="3.071cm" svg:y="2.256cm" draw:page-number="11" presentation:class="page"/>
          <draw:frame presentation:style-name="pr2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erging</text:p>
          </draw:text-box>
        </draw:frame>
        <draw:frame presentation:style-name="pr10" draw:layer="layout" svg:width="25.199cm" svg:height="1.586cm" svg:x="1.4cm" svg:y="4.914cm" presentation:class="outline" presentation:user-transformed="true">
          <draw:text-box>
            <text:p>Two ways to merge: merge and rebase</text:p>
          </draw:text-box>
        </draw:frame>
        <draw:g>
          <draw:custom-shape draw:style-name="gr8" draw:text-style-name="P2" draw:layer="layout" svg:width="1.5cm" svg:height="1.5cm" svg:x="2.1cm" svg:y="13.9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7" draw:layer="layout" svg:width="1.167cm" svg:height="1.449cm" svg:x="2.269cm" svg:y="14.096cm">
            <draw:text-box>
              <text:p><text:span text:style-name="T7">A</text:span></text:p>
            </draw:text-box>
          </draw:frame>
          <draw:line draw:style-name="gr10" draw:text-style-name="P2" draw:layer="layout" svg:x1="3.56cm" svg:y1="14.715cm" svg:x2="4.56cm" svg:y2="14.715cm">
            <text:p/>
          </draw:line>
          <draw:custom-shape draw:style-name="gr8" draw:text-style-name="P2" draw:layer="layout" svg:width="1.5cm" svg:height="1.5cm" svg:x="4.6cm" svg:y="13.9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7" draw:layer="layout" svg:width="1.116cm" svg:height="1.449cm" svg:x="4.769cm" svg:y="14.096cm">
            <draw:text-box>
              <text:p><text:span text:style-name="T7">B</text:span></text:p>
            </draw:text-box>
          </draw:frame>
          <draw:line draw:style-name="gr10" draw:text-style-name="P2" draw:layer="layout" svg:x1="6.06cm" svg:y1="14.715cm" svg:x2="7.06cm" svg:y2="14.715cm">
            <text:p/>
          </draw:line>
          <draw:custom-shape draw:style-name="gr8" draw:text-style-name="P2" draw:layer="layout" svg:width="1.5cm" svg:height="1.5cm" svg:x="7cm" svg:y="13.9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7" draw:layer="layout" svg:width="1.167cm" svg:height="1.449cm" svg:x="7.169cm" svg:y="14.096cm">
            <draw:text-box>
              <text:p><text:span text:style-name="T7">C</text:span></text:p>
            </draw:text-box>
          </draw:frame>
          <draw:line draw:style-name="gr10" draw:text-style-name="P2" draw:layer="layout" svg:x1="5.76cm" svg:y1="15.515cm" svg:x2="6.2cm" svg:y2="16.884cm">
            <text:p/>
          </draw:line>
          <draw:custom-shape draw:style-name="gr8" draw:text-style-name="P2" draw:layer="layout" svg:width="1.5cm" svg:height="1.5cm" svg:x="5.8cm" svg:y="16.6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7" draw:layer="layout" svg:width="1.167cm" svg:height="1.449cm" svg:x="5.969cm" svg:y="16.796cm">
            <draw:text-box>
              <text:p><text:span text:style-name="T7">D</text:span></text:p>
            </draw:text-box>
          </draw:frame>
          <draw:line draw:style-name="gr10" draw:text-style-name="P2" draw:layer="layout" svg:x1="7.26cm" svg:y1="17.415cm" svg:x2="8.26cm" svg:y2="17.415cm">
            <text:p/>
          </draw:line>
          <draw:custom-shape draw:style-name="gr8" draw:text-style-name="P2" draw:layer="layout" svg:width="1.5cm" svg:height="1.5cm" svg:x="8.3cm" svg:y="16.6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7" draw:layer="layout" svg:width="1.116cm" svg:height="1.449cm" svg:x="8.469cm" svg:y="16.796cm">
            <draw:text-box>
              <text:p><text:span text:style-name="T7">E</text:span></text:p>
            </draw:text-box>
          </draw:frame>
          <draw:path draw:style-name="gr10" draw:text-style-name="P2" draw:layer="layout" svg:width="3.308cm" svg:height="0.693cm" draw:transform="rotate (-0.703367688554768) translate (9.00854511317778cm 14.2550937570394cm)" svg:viewBox="0 0 3309 694" svg:d="m0 10784c1098-931 2236-807 3309-315">
            <text:p/>
          </draw:path>
          <draw:line draw:style-name="gr10" draw:text-style-name="P2" draw:layer="layout" svg:x1="9.76cm" svg:y1="17.415cm" svg:x2="10.76cm" svg:y2="17.415cm">
            <text:p/>
          </draw:line>
          <draw:custom-shape draw:style-name="gr15" draw:text-style-name="P2" draw:layer="layout" svg:width="1.5cm" svg:height="1.5cm" svg:x="10.8cm" svg:y="16.6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7" draw:layer="layout" svg:width="1.065cm" svg:height="1.449cm" svg:x="10.969cm" svg:y="16.796cm">
            <draw:text-box>
              <text:p><text:span text:style-name="T7">F</text:span></text:p>
            </draw:text-box>
          </draw:frame>
        </draw:g>
        <draw:g>
          <draw:custom-shape draw:style-name="gr8" draw:text-style-name="P2" draw:layer="layout" svg:width="1.5cm" svg:height="1.5cm" svg:x="14.94cm" svg:y="13.9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7" draw:layer="layout" svg:width="1.167cm" svg:height="1.449cm" svg:x="15.109cm" svg:y="14.096cm">
            <draw:text-box>
              <text:p><text:span text:style-name="T7">A</text:span></text:p>
            </draw:text-box>
          </draw:frame>
          <draw:line draw:style-name="gr10" draw:text-style-name="P2" draw:layer="layout" svg:x1="16.4cm" svg:y1="14.715cm" svg:x2="17.4cm" svg:y2="14.715cm">
            <text:p/>
          </draw:line>
          <draw:custom-shape draw:style-name="gr8" draw:text-style-name="P2" draw:layer="layout" svg:width="1.5cm" svg:height="1.5cm" svg:x="17.44cm" svg:y="13.9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7" draw:layer="layout" svg:width="1.116cm" svg:height="1.449cm" svg:x="17.609cm" svg:y="14.096cm">
            <draw:text-box>
              <text:p><text:span text:style-name="T7">B</text:span></text:p>
            </draw:text-box>
          </draw:frame>
          <draw:line draw:style-name="gr10" draw:text-style-name="P2" draw:layer="layout" svg:x1="18.9cm" svg:y1="14.715cm" svg:x2="19.9cm" svg:y2="14.715cm">
            <text:p/>
          </draw:line>
          <draw:custom-shape draw:style-name="gr8" draw:text-style-name="P2" draw:layer="layout" svg:width="1.5cm" svg:height="1.5cm" svg:x="19.84cm" svg:y="13.9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7" draw:layer="layout" svg:width="1.167cm" svg:height="1.449cm" svg:x="20.009cm" svg:y="14.096cm">
            <draw:text-box>
              <text:p><text:span text:style-name="T7">C</text:span></text:p>
            </draw:text-box>
          </draw:frame>
          <draw:custom-shape draw:style-name="gr15" draw:text-style-name="P2" draw:layer="layout" svg:width="1.5cm" svg:height="1.5cm" svg:x="24.84cm" svg:y="16.6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7" draw:layer="layout" svg:width="1.37cm" svg:height="1.449cm" svg:x="25.009cm" svg:y="16.796cm">
            <draw:text-box>
              <text:p><text:span text:style-name="T7">E'</text:span></text:p>
            </draw:text-box>
          </draw:frame>
          <draw:line draw:style-name="gr10" draw:text-style-name="P2" draw:layer="layout" svg:x1="21.2cm" svg:y1="15.215cm" svg:x2="22.5cm" svg:y2="17.015cm">
            <text:p/>
          </draw:line>
          <draw:custom-shape draw:style-name="gr15" draw:text-style-name="P2" draw:layer="layout" svg:width="1.5cm" svg:height="1.5cm" svg:x="22.34cm" svg:y="16.6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7" draw:layer="layout" svg:width="1.421cm" svg:height="1.449cm" svg:x="22.509cm" svg:y="16.796cm">
            <draw:text-box>
              <text:p><text:span text:style-name="T7">D'</text:span></text:p>
            </draw:text-box>
          </draw:frame>
          <draw:line draw:style-name="gr10" draw:text-style-name="P2" draw:layer="layout" svg:x1="23.9cm" svg:y1="17.415cm" svg:x2="24.9cm" svg:y2="17.415cm">
            <text:p/>
          </draw:line>
        </draw:g>
        <draw:frame presentation:style-name="pr11" draw:text-style-name="P8" draw:layer="layout" svg:width="12.1cm" svg:height="1.195cm" svg:x="14.6cm" svg:y="11.932cm" presentation:class="outline" presentation:user-transformed="true">
          <draw:text-box>
            <text:p><text:span text:style-name="T8">Rebasing (git rebase master)</text:span></text:p>
          </draw:text-box>
        </draw:frame>
        <draw:frame presentation:style-name="pr11" draw:text-style-name="P8" draw:layer="layout" svg:width="13.699cm" svg:height="1.195cm" svg:x="1.501cm" svg:y="11.932cm" presentation:class="outline" presentation:user-transformed="true">
          <draw:text-box>
            <text:p><text:span text:style-name="T8">Merging (git merge master)</text:span></text:p>
          </draw:text-box>
        </draw:frame>
        <draw:frame draw:style-name="gr14" draw:text-style-name="P9" draw:layer="layout" svg:width="2.936cm" svg:height="1.36cm" svg:x="5.183cm" svg:y="7.224cm">
          <draw:text-box>
            <text:p><text:span text:style-name="T9">master</text:span></text:p>
          </draw:text-box>
        </draw:frame>
        <draw:frame draw:style-name="gr14" draw:text-style-name="P9" draw:layer="layout" svg:width="5.281cm" svg:height="1.36cm" svg:x="5.184cm" svg:y="9.624cm">
          <draw:text-box>
            <text:p><text:span text:style-name="T9">*new-feature</text:span></text:p>
          </draw:text-box>
        </draw:frame>
        <draw:frame draw:style-name="gr16" draw:layer="layout" svg:width="0.502cm" svg:height="1.187cm" svg:x="2.485cm" svg:y="12cm">
          <draw:text-box>
            <text:p/>
          </draw:text-box>
        </draw:frame>
        <draw:g>
          <draw:custom-shape draw:style-name="gr8" draw:text-style-name="P2" draw:layer="layout" svg:width="1.5cm" svg:height="1.5cm" svg:x="11.1cm" svg:y="7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7" draw:layer="layout" svg:width="1.167cm" svg:height="1.449cm" svg:x="11.269cm" svg:y="7.212cm">
            <draw:text-box>
              <text:p><text:span text:style-name="T7">A</text:span></text:p>
            </draw:text-box>
          </draw:frame>
          <draw:line draw:style-name="gr10" draw:text-style-name="P2" draw:layer="layout" svg:x1="12.56cm" svg:y1="7.831cm" svg:x2="13.56cm" svg:y2="7.831cm">
            <text:p/>
          </draw:line>
          <draw:custom-shape draw:style-name="gr8" draw:text-style-name="P2" draw:layer="layout" svg:width="1.5cm" svg:height="1.5cm" svg:x="13.6cm" svg:y="7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7" draw:layer="layout" svg:width="1.116cm" svg:height="1.449cm" svg:x="13.769cm" svg:y="7.212cm">
            <draw:text-box>
              <text:p><text:span text:style-name="T7">B</text:span></text:p>
            </draw:text-box>
          </draw:frame>
          <draw:line draw:style-name="gr10" draw:text-style-name="P2" draw:layer="layout" svg:x1="15.06cm" svg:y1="7.831cm" svg:x2="16.06cm" svg:y2="7.831cm">
            <text:p/>
          </draw:line>
          <draw:custom-shape draw:style-name="gr8" draw:text-style-name="P2" draw:layer="layout" svg:width="1.5cm" svg:height="1.5cm" svg:x="16cm" svg:y="7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7" draw:layer="layout" svg:width="1.167cm" svg:height="1.449cm" svg:x="16.169cm" svg:y="7.212cm">
            <draw:text-box>
              <text:p><text:span text:style-name="T7">C</text:span></text:p>
            </draw:text-box>
          </draw:frame>
          <draw:line draw:style-name="gr10" draw:text-style-name="P2" draw:layer="layout" svg:x1="14.76cm" svg:y1="8.631cm" svg:x2="15.2cm" svg:y2="10cm">
            <text:p/>
          </draw:line>
          <draw:custom-shape draw:style-name="gr8" draw:text-style-name="P2" draw:layer="layout" svg:width="1.5cm" svg:height="1.5cm" svg:x="14.8cm" svg:y="9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7" draw:layer="layout" svg:width="1.167cm" svg:height="1.449cm" svg:x="14.969cm" svg:y="9.912cm">
            <draw:text-box>
              <text:p><text:span text:style-name="T7">D</text:span></text:p>
            </draw:text-box>
          </draw:frame>
          <draw:line draw:style-name="gr10" draw:text-style-name="P2" draw:layer="layout" svg:x1="16.26cm" svg:y1="10.531cm" svg:x2="17.26cm" svg:y2="10.531cm">
            <text:p/>
          </draw:line>
          <draw:custom-shape draw:style-name="gr8" draw:text-style-name="P2" draw:layer="layout" svg:width="1.5cm" svg:height="1.5cm" svg:x="17.3cm" svg:y="9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7" draw:layer="layout" svg:width="1.116cm" svg:height="1.449cm" svg:x="17.469cm" svg:y="9.912cm">
            <draw:text-box>
              <text:p><text:span text:style-name="T7">E</text:span></text:p>
            </draw:text-box>
          </draw:frame>
        </draw:g>
        <draw:frame draw:style-name="gr5" draw:text-style-name="P1" draw:layer="layout" svg:width="20.5cm" svg:height="1.61cm" svg:x="1.7cm" svg:y="18.89cm">
          <draw:text-box>
            <text:p>Do not rebase published commits!</text:p>
          </draw:text-box>
        </draw:frame>
        <presentation:notes draw:style-name="dp2">
          <draw:page-thumbnail draw:style-name="gr3" draw:layer="layout" svg:width="14.856cm" svg:height="11.135cm" svg:x="3.071cm" svg:y="2.256cm" draw:page-number="12" presentation:class="page"/>
          <draw:frame presentation:style-name="pr2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emotes</text:p>
          </draw:text-box>
        </draw:frame>
        <draw:frame presentation:style-name="pr12" draw:layer="layout" svg:width="25.199cm" svg:height="8.586cm" svg:x="1.4cm" svg:y="4.914cm" presentation:class="outline" presentation:user-transformed="true">
          <draw:text-box>
            <text:list text:style-name="L2">
              <text:list-item>
                <text:p>A remote is a “bookmark” to a distant repository</text:p>
              </text:list-item>
              <text:list-item>
                <text:p>Default remote is “origin”, set when repository was cloned</text:p>
              </text:list-item>
              <text:list-item>
                <text:p>Use “git remote -v” to list remotes with the urls they point to (two urls per remote):</text:p>
              </text:list-item>
            </text:list>
          </draw:text-box>
        </draw:frame>
        <draw:frame draw:style-name="gr4" draw:text-style-name="P1" draw:layer="layout" svg:width="24.5cm" svg:height="2.651cm" svg:x="2cm" svg:y="13.3cm">
          <draw:text-box>
            <text:p><text:span text:style-name="T1">git remote -v</text:span></text:p>
            <text:p>origin <text:s/>git://github.com/agateau/yokadi.git (fetch)</text:p>
            <text:p>origin <text:s/>git://github.com/agateau/yokadi.git (push)</text:p>
          </draw:text-box>
        </draw:frame>
        <presentation:notes draw:style-name="dp2">
          <draw:page-thumbnail draw:style-name="gr3" draw:layer="layout" svg:width="14.856cm" svg:height="11.135cm" svg:x="3.071cm" svg:y="2.256cm" draw:page-number="13" presentation:class="page"/>
          <draw:frame presentation:style-name="pr2" draw:text-style-name="P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emote branches</text:p>
          </draw:text-box>
        </draw:frame>
        <draw:frame presentation:style-name="pr13" draw:layer="layout" svg:width="25.199cm" svg:height="5.851cm" svg:x="1.4cm" svg:y="4.914cm" presentation:class="outline" presentation:user-transformed="true">
          <draw:text-box>
            <text:list text:style-name="L2">
              <text:list-item>
                <text:p>“git clone” does two things:</text:p>
                <text:list>
                  <text:list-item>
                    <text:p>clones all branches as “remote” branches</text:p>
                  </text:list-item>
                  <text:list-item>
                    <text:p>creates a local branch named “master”, tracking “origin/master”</text:p>
                  </text:list-item>
                </text:list>
              </text:list-item>
            </text:list>
          </draw:text-box>
        </draw:frame>
        <draw:custom-shape draw:style-name="gr17" draw:text-style-name="P10" draw:layer="layout" svg:width="5.5cm" svg:height="6cm" svg:x="1.5cm" svg:y="11.4cm">
          <text:p text:style-name="P10"><text:span text:style-name="T1">origin</text:span></text:p>
          <text:p text:style-name="P10">- master</text:p>
          <text:p text:style-name="P10">- 0.9</text:p>
          <text:p text:style-name="P10">- 0.10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9cm" svg:height="8.5cm" svg:x="12.8cm" svg:y="11.4cm">
          <text:p text:style-name="P10"><text:span text:style-name="T1">local repository</text:span></text:p>
          <text:p text:style-name="P10">- origin/master</text:p>
          <text:p text:style-name="P10">- origin/0.9</text:p>
          <text:p text:style-name="P10">- origin/0.10</text:p>
          <text:p text:style-name="P10">- master</text:p>
          <text:p text:style-name="P10">- new-feature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cm" svg:height="3.7cm" svg:x="22.1cm" svg:y="13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layer="layout" svg:width="4.5cm" svg:height="2.469cm" svg:x="23.1cm" svg:y="13.931cm">
          <draw:text-box>
            <text:p text:style-name="P10"><text:span text:style-name="T9">Remote branches</text:span></text:p>
          </draw:text-box>
        </draw:frame>
        <draw:custom-shape draw:style-name="gr11" draw:text-style-name="P2" draw:layer="layout" svg:width="0.7cm" svg:height="2.7cm" svg:x="22.1cm" svg:y="17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9" draw:text-style-name="P10" draw:layer="layout" svg:width="4.522cm" svg:height="2.469cm" svg:x="23.078cm" svg:y="17.14cm">
          <draw:text-box>
            <text:p text:style-name="P10"><text:span text:style-name="T9">Local branches</text:span></text:p>
          </draw:text-box>
        </draw:frame>
        <draw:path draw:style-name="gr20" draw:text-style-name="P1" draw:layer="layout" svg:width="3.499cm" svg:height="1.124cm" draw:transform="rotate (1.5707963267946) translate (11.4750000000142cm 17.5000000000088cm)" svg:viewBox="0 0 3500 1125" svg:d="m0 24075c0-1500 3500-1500 3500 0">
          <text:p/>
        </draw:path>
        <draw:frame draw:style-name="Small_20_text" draw:layer="layout" svg:width="2.682cm" svg:height="1.36cm" svg:x="8.718cm" svg:y="15cm">
          <draw:text-box>
            <text:p>tracks</text:p>
          </draw:text-box>
        </draw:frame>
        <presentation:notes draw:style-name="dp2">
          <draw:page-thumbnail draw:style-name="gr3" draw:layer="layout" svg:width="14.856cm" svg:height="11.135cm" svg:x="3.071cm" svg:y="2.256cm" draw:page-number="14" presentation:class="page"/>
          <draw:frame presentation:style-name="pr2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emote branches</text:p>
          </draw:text-box>
        </draw:frame>
        <draw:frame presentation:style-name="pr7" draw:layer="layout" svg:width="25.199cm" svg:height="13.609cm" svg:x="1.4cm" svg:y="4.914cm" presentation:class="outline">
          <draw:text-box>
            <text:p>git branch -a: lists all branches (local and remote)</text:p>
          </draw:text-box>
        </draw:frame>
        <draw:frame draw:style-name="gr4" draw:text-style-name="P1" draw:layer="layout" svg:width="24.5cm" svg:height="5.851cm" svg:x="2cm" svg:y="7.101cm">
          <draw:text-box>
            <text:p><text:span text:style-name="T1">git branch -a</text:span></text:p>
            <text:p><text:span text:style-name="T5"><text:s text:c="2"/></text:span><text:span text:style-name="T5">master</text:span></text:p>
            <text:p><text:span text:style-name="T5">* new-feature</text:span></text:p>
            <text:p><text:span text:style-name="T5"><text:s text:c="2"/></text:span><text:span text:style-name="T5">remotes/origin/0.10</text:span></text:p>
            <text:p><text:span text:style-name="T5"><text:s text:c="2"/></text:span><text:span text:style-name="T5">remotes/origin/0.9</text:span></text:p>
            <text:p><text:span text:style-name="T5"><text:s text:c="2"/></text:span><text:span text:style-name="T5">remotes/origin/HEAD -&gt; origin/master</text:span></text:p>
            <text:p><text:span text:style-name="T5"><text:s text:c="2"/></text:span><text:span text:style-name="T5">remotes/origin/master</text:span></text:p>
          </draw:text-box>
        </draw:frame>
        <draw:frame draw:style-name="Hint" draw:layer="layout" svg:width="24.5cm" svg:height="2.5cm" svg:x="2cm" svg:y="13.5cm">
          <draw:text-box>
            <text:p>remotes/origin/HEAD is a shortcut which makes it possible to refer to origin/master as origin</text:p>
          </draw:text-box>
        </draw:frame>
        <presentation:notes draw:style-name="dp2">
          <draw:page-thumbnail draw:style-name="gr3" draw:layer="layout" svg:width="14.856cm" svg:height="11.135cm" svg:x="3.071cm" svg:y="2.256cm" draw:page-number="15" presentation:class="page"/>
          <draw:frame presentation:style-name="pr2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Working on a remote branch</text:p>
          </draw:text-box>
        </draw:frame>
        <draw:frame presentation:style-name="pr5" draw:layer="layout" svg:width="25.199cm" svg:height="3.086cm" svg:x="1.4cm" svg:y="4.914cm" presentation:class="outline" presentation:user-transformed="true">
          <draw:text-box>
            <text:p>You need to create a tracking local branch</text:p>
          </draw:text-box>
        </draw:frame>
        <draw:frame draw:style-name="gr4" draw:text-style-name="P1" draw:layer="layout" svg:width="25.5cm" svg:height="2.651cm" svg:x="1.4cm" svg:y="7.202cm">
          <draw:text-box>
            <text:p><text:span text:style-name="T1">git checkout -t origin/0.10 </text:span></text:p>
            <text:p><text:span text:style-name="T5">Branch 0.10 set up to track remote branch 0.10 from origin.</text:span></text:p>
            <text:p><text:span text:style-name="T5">Switched to a new branch '0.10'</text:span></text:p>
          </draw:text-box>
        </draw:frame>
        <draw:custom-shape draw:style-name="gr17" draw:text-style-name="P10" draw:layer="layout" svg:width="9cm" svg:height="9.3cm" svg:x="9.3cm" svg:y="11.2cm">
          <text:p text:style-name="P10"><text:span text:style-name="T1">local repository</text:span></text:p>
          <text:p text:style-name="P10">- origin/master</text:p>
          <text:p text:style-name="P10">- origin/0.9</text:p>
          <text:p text:style-name="P10">- origin/0.10</text:p>
          <text:p text:style-name="P10">- master</text:p>
          <text:p text:style-name="P10">- new-feature</text:p>
          <text:p text:style-name="P10"><text:span text:style-name="T10">- 0.10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cm" svg:height="3.7cm" svg:x="18.6cm" svg:y="1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layer="layout" svg:width="4.5cm" svg:height="2.469cm" svg:x="19.6cm" svg:y="13.731cm">
          <draw:text-box>
            <text:p text:style-name="P10"><text:span text:style-name="T9">Remote branches</text:span></text:p>
          </draw:text-box>
        </draw:frame>
        <draw:custom-shape draw:style-name="gr11" draw:text-style-name="P2" draw:layer="layout" svg:width="0.7cm" svg:height="3.5cm" svg:x="18.6cm" svg:y="1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9" draw:text-style-name="P10" draw:layer="layout" svg:width="4.522cm" svg:height="2.469cm" svg:x="19.578cm" svg:y="16.94cm">
          <draw:text-box>
            <text:p text:style-name="P10"><text:span text:style-name="T9">Local branches</text:span></text:p>
          </draw:text-box>
        </draw:frame>
        <draw:path draw:style-name="gr20" draw:text-style-name="P1" draw:layer="layout" svg:width="3.499cm" svg:height="1.124cm" draw:transform="rotate (1.5707963267946) translate (7.97500000001404cm 17.1000000000088cm)" svg:viewBox="0 0 3500 1125" svg:d="m0 17075c0-1500 3500-1500 3500 0">
          <text:p/>
        </draw:path>
        <draw:frame draw:style-name="Small_20_text" draw:layer="layout" svg:width="2.682cm" svg:height="1.36cm" svg:x="5.218cm" svg:y="14.8cm">
          <draw:text-box>
            <text:p>tracks</text:p>
          </draw:text-box>
        </draw:frame>
        <draw:path draw:style-name="gr21" draw:text-style-name="P1" draw:layer="layout" svg:width="3.499cm" svg:height="1.124cm" draw:transform="rotate (1.5707963267946) translate (7.97500000001404cm 19.8000000000088cm)" svg:viewBox="0 0 3500 1125" svg:d="m0 17075c0-1500 3500-1500 3500 0">
          <text:p/>
        </draw:path>
        <draw:frame draw:style-name="gr22" draw:text-style-name="P11" draw:layer="layout" svg:width="2.682cm" svg:height="1.36cm" svg:x="5.218cm" svg:y="17.5cm">
          <draw:text-box>
            <text:p><text:span text:style-name="T10">tracks</text:span></text:p>
          </draw:text-box>
        </draw:frame>
        <presentation:notes draw:style-name="dp2">
          <draw:page-thumbnail draw:style-name="gr3" draw:layer="layout" svg:width="14.856cm" svg:height="11.135cm" svg:x="3.071cm" svg:y="2.256cm" draw:page-number="16" presentation:class="page"/>
          <draw:frame presentation:style-name="pr2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Updating from a repository</text:p>
          </draw:text-box>
        </draw:frame>
        <draw:frame presentation:style-name="pr14" draw:layer="layout" svg:width="25.199cm" svg:height="9.586cm" svg:x="1.4cm" svg:y="4.914cm" presentation:class="outline" presentation:user-transformed="true">
          <draw:text-box>
            <text:list text:style-name="L2">
              <text:list-item>
                <text:p>Simple version: git pull or git pull --rebase</text:p>
              </text:list-item>
              <text:list-item>
                <text:p>What happens under the hood:</text:p>
                <text:list>
                  <text:list-item>
                    <text:p>git fetch: updates the remote branches from the remote repository</text:p>
                  </text:list-item>
                  <text:list-item>
                    <text:p>git merge: updates the remote-tracking local branches from the remote branches</text:p>
                  </text:list-item>
                </text:list>
              </text:list-item>
            </text:list>
          </draw:text-box>
        </draw:frame>
        <draw:frame draw:style-name="gr23" draw:text-style-name="P1" draw:layer="layout" svg:width="25cm" svg:height="3cm" svg:x="2cm" svg:y="14.9cm">
          <draw:text-box>
            <text:p text:style-name="P10">Git pull will stop if your working copy contains uncommitted changes</text:p>
          </draw:text-box>
        </draw:frame>
        <presentation:notes draw:style-name="dp2">
          <draw:page-thumbnail draw:style-name="gr3" draw:layer="layout" svg:width="14.856cm" svg:height="11.135cm" svg:x="3.071cm" svg:y="2.256cm" draw:page-number="17" presentation:class="page"/>
          <draw:frame presentation:style-name="pr2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ublishing changes</text:p>
          </draw:text-box>
        </draw:frame>
        <draw:frame presentation:style-name="pr15" draw:layer="layout" svg:width="25.199cm" svg:height="7.219cm" svg:x="1.4cm" svg:y="4.914cm" presentation:class="outline" presentation:user-transformed="true">
          <draw:text-box>
            <text:list text:style-name="L2">
              <text:list-item>
                <text:p>Simplistic version: git format-patch &lt;range&gt;</text:p>
                <text:list>
                  <text:list-item>
                    <text:p>Generates one .patch file per commit for &lt;range&gt;, named according to the first line of the commit message</text:p>
                  </text:list-item>
                </text:list>
              </text:list-item>
              <text:list-item>
                <text:p>Can then be applied with git am *.patch</text:p>
              </text:list-item>
            </text:list>
          </draw:text-box>
        </draw:frame>
        <draw:frame draw:style-name="gr4" draw:text-style-name="P1" draw:layer="layout" svg:width="24.5cm" svg:height="2.651cm" svg:x="2cm" svg:y="13.202cm">
          <draw:text-box>
            <text:p><text:span text:style-name="T1">git format-patch origin/master</text:span></text:p>
            <text:p><text:span text:style-name="T5">0001-Updated.patch</text:span></text:p>
            <text:p><text:span text:style-name="T5">0002-Fixed-the-editor.patch</text:span></text:p>
          </draw:text-box>
        </draw:frame>
        <presentation:notes draw:style-name="dp2">
          <draw:page-thumbnail draw:style-name="gr3" draw:layer="layout" svg:width="14.856cm" svg:height="11.135cm" svg:x="3.071cm" svg:y="2.256cm" draw:page-number="18" presentation:class="page"/>
          <draw:frame presentation:style-name="pr2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ublishing changes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To push changes to another repository, use git push</text:p>
              </text:list-item>
              <text:list-item>
                <text:p>git push without any argument: push all changes from tracking branches to default repository (origin)</text:p>
              </text:list-item>
              <text:list-item>
                <text:p>git push &lt;repository&gt; &lt;branch-name&gt;: push changes from &lt;branch-name&gt; to &lt;repository&gt;</text:p>
                <text:list>
                  <text:list-item>
                    <text:p>example: “git push origin master” push all changes from master to the master branch in the origin reposi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56cm" svg:height="11.135cm" svg:x="3.071cm" svg:y="2.256cm" draw:page-number="19" presentation:class="page"/>
          <draw:frame presentation:style-name="pr2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ools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Lots of tools exist around git</text:p>
                <text:list>
                  <text:list-item>
                    <text:p>tig: command line tool to browse history</text:p>
                  </text:list-item>
                  <text:list-item>
                    <text:p>gitk: tcl/tk tool to browse history</text:p>
                  </text:list-item>
                  <text:list-item>
                    <text:p>git gui: tcl/tk tool to create commits</text:p>
                  </text:list-item>
                  <text:list-item>
                    <text:p>giggle: gtk+ tool to browse history</text:p>
                  </text:list-item>
                  <text:list-item>
                    <text:p>git grep: greps through whole repository, faster than grep</text:p>
                  </text:list-item>
                  <text:list-item>
                    <text:p>Show current git branch in your prompt (search for “git branch in prompt” on the internet for several exampl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56cm" svg:height="11.135cm" svg:x="3.071cm" svg:y="2.256cm" draw:page-number="20" presentation:class="page"/>
          <draw:frame presentation:style-name="pr2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onfiguration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Options can be set per repository (.git/config) or per account (~/.gitconfig)</text:p>
              </text:list-item>
              <text:list-item>
                <text:p>Git uses .ini style files</text:p>
              </text:list-item>
              <text:list-item>
                <text:p>Files can be edited by hand or with git config:</text:p>
                <text:list>
                  <text:list-item>
                    <text:p>git config &lt;key&gt; &lt;value&gt; edits .git/config</text:p>
                  </text:list-item>
                  <text:list-item>
                    <text:p>git config --global &lt;key&gt; &lt;value&gt; edits ~/.gitconfig</text:p>
                  </text:list-item>
                  <text:list-item>
                    <text:p>if &lt;value&gt; is empty, it prints the current val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56cm" svg:height="11.135cm" svg:x="3.071cm" svg:y="2.256cm" draw:page-number="21" presentation:class="page"/>
          <draw:frame presentation:style-name="pr2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Useful configuration setup</text:p>
          </draw:text-box>
        </draw:frame>
        <draw:frame draw:style-name="gr4" draw:text-style-name="P1" draw:layer="layout" svg:width="25.5cm" svg:height="8.251cm" svg:x="1.5cm" svg:y="6.749cm">
          <draw:text-box>
            <text:p><text:span text:style-name="T5">[color]</text:span></text:p>
            <text:p><text:span text:style-name="T5">branch = auto</text:span></text:p>
            <text:p><text:span text:style-name="T5">diff = auto</text:span></text:p>
            <text:p><text:span text:style-name="T5">status = auto</text:span></text:p>
            <text:p><text:span text:style-name="T5"/></text:p>
            <text:p><text:span text:style-name="T5">[alias]</text:span></text:p>
            <text:p><text:span text:style-name="T5">pr = pull --rebase</text:span></text:p>
            <text:p><text:span text:style-name="T5">st = status</text:span></text:p>
            <text:p><text:span text:style-name="T5">ci = commit</text:span></text:p>
            <text:p><text:span text:style-name="T5">log1 = log --pretty=oneline --decorate</text:span></text:p>
          </draw:text-box>
        </draw:frame>
        <draw:frame presentation:style-name="pr16" draw:layer="layout" svg:width="25.199cm" svg:height="1.585cm" svg:x="1.401cm" svg:y="4.915cm" presentation:class="outline" presentation:user-transformed="true">
          <draw:text-box>
            <text:list text:style-name="L2">
              <text:list-item>
                <text:p>Paste this in your ~/.gitconfig</text:p>
              </text:list-item>
            </text:list>
          </draw:text-box>
        </draw:frame>
        <presentation:notes draw:style-name="dp2">
          <draw:page-thumbnail draw:style-name="gr3" draw:layer="layout" svg:width="14.856cm" svg:height="11.135cm" svg:x="3.071cm" svg:y="2.256cm" draw:page-number="22" presentation:class="page"/>
          <draw:frame presentation:style-name="pr2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The end</text:p>
          </draw:text-box>
        </draw:frame>
        <draw:frame presentation:style-name="pr15" draw:text-style-name="P2" draw:layer="layout" svg:width="25.199cm" svg:height="3.586cm" svg:x="1.4cm" svg:y="4.914cm" presentation:class="outline" presentation:user-transformed="true">
          <draw:text-box>
            <text:p text:style-name="P2">You are now git savvy!</text:p>
            <text:p text:style-name="P2">(hopefully)</text:p>
          </draw:text-box>
        </draw:frame>
        <draw:frame presentation:style-name="pr15" draw:text-style-name="P2" draw:layer="layout" svg:width="25.199cm" svg:height="3.586cm" svg:x="1.401cm" svg:y="11.114cm" presentation:class="outline" presentation:user-transformed="true">
          <draw:text-box>
            <text:p text:style-name="P2">Questions?</text:p>
          </draw:text-box>
        </draw:frame>
        <presentation:notes draw:style-name="dp2">
          <draw:page-thumbnail draw:style-name="gr3" draw:layer="layout" svg:width="14.856cm" svg:height="11.135cm" svg:x="3.071cm" svg:y="2.256cm" draw:page-number="23" presentation:class="page"/>
          <draw:frame presentation:style-name="pr2" draw:layer="layout" svg:width="16.799cm" svg:height="13.11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9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style-name="Regular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nsole" style:family="graphic" style:parent-style-name="standard">
      <style:graphic-properties draw:stroke="none" draw:stroke-dash="Dash_20_2" draw:fill-color="#c0c0c0" draw:fill-gradient-name="Gradient_20_8" draw:fill-hatch-name="Hatch_20_1" draw:fill-image-name="Bitmape_20_1" draw:fill-image-width="0cm" draw:fill-image-height="0cm"/>
      <style:paragraph-properties>
        <style:tab-stops/>
      </style:paragraph-properties>
      <style:text-properties fo:font-family="'Liberation Mono'" style:font-style-name="Regular" style:font-family-generic="modern" style:font-pitch="fixed" fo:font-size="20pt"/>
    </style:style>
    <style:style style:name="Hint" style:family="graphic" style:parent-style-name="text">
      <style:graphic-properties draw:fill-image-width="0cm" draw:fill-image-height="0cm" draw:auto-grow-height="false"/>
      <style:paragraph-properties>
        <style:tab-stops/>
      </style:paragraph-properties>
      <style:text-properties fo:font-size="28pt" fo:font-style="italic"/>
    </style:style>
    <style:style style:name="Small_20_text" style:display-name="Small text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0cm" fo:min-width="0cm">
        <text:list-style style:name="Small_20_text" style:display-name="Small tex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Nimbus Roman No9 L'" style:font-style-name="Regular" style:font-family-generic="roman" style:font-pitch="variable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6pt" style:language-asian="zh" style:country-asian="CN" style:font-style-asian="normal" style:font-weight-asian="normal" style:font-family-complex="'Lohit Hindi'" style:font-family-generic-complex="system" style:font-pitch-complex="variable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0.8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5" style:family="presentation" style:parent-style-name="oranssi-title">
      <style:graphic-properties draw:fill-color="#ffffff" draw:auto-grow-height="false" fo:min-height="3.507cm"/>
    </style:style>
    <style:style style:name="Mpr6" style:family="presentation" style:parent-style-name="oranssi-outline1">
      <style:graphic-properties draw:fill-color="#ffffff" draw:auto-grow-height="false" fo:min-height="13.86cm"/>
    </style:style>
    <style:style style:name="Mpr7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8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9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2.4cm" fo:margin-right="0cm" fo:text-indent="-0.8cm"/>
    </style:style>
    <style:style style:name="MP8" style:family="paragraph">
      <style:paragraph-properties fo:margin-left="3.6cm" fo:margin-right="0cm" fo:text-indent="-0.6cm"/>
    </style:style>
    <style:style style:name="MP9" style:family="paragraph">
      <style:paragraph-properties fo:margin-left="4.8cm" fo:margin-right="0cm" fo:text-indent="-0.6cm"/>
    </style:style>
    <style:style style:name="MP10" style:family="paragraph">
      <style:paragraph-properties fo:margin-left="6cm" fo:margin-right="0cm" fo:text-indent="-0.6cm"/>
    </style:style>
    <style:style style:name="MP11" style:family="paragraph">
      <style:paragraph-properties fo:margin-left="7.2cm" fo:margin-right="0cm" fo:text-indent="-0.6cm"/>
    </style:style>
    <style:style style:name="MP12" style:family="paragraph">
      <style:paragraph-properties fo:margin-left="8.4cm" fo:margin-right="0cm" fo:text-indent="-0.6cm"/>
    </style:style>
    <style:style style:name="MP13" style:family="paragraph">
      <style:paragraph-properties fo:margin-left="9.6cm" fo:margin-right="0cm" fo:text-indent="-0.6cm"/>
    </style:style>
    <style:style style:name="MP14" style:family="paragraph">
      <style:paragraph-properties fo:margin-left="10.8cm" fo:margin-right="0cm" fo:text-indent="-0.6cm"/>
    </style:style>
    <style:style style:name="M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ranssi" style:page-layout-name="PM1" draw:style-name="Mdp1">
      <draw:rect presentation:style-name="Mpr4" draw:text-style-name="MP4" draw:layer="backgroundobjects" svg:width="28cm" svg:height="10.5cm" svg:x="0cm" svg:y="0cm">
        <text:p/>
      </draw:rect>
      <draw:frame presentation:style-name="Mpr5" draw:layer="backgroundobjects" svg:width="25.199cm" svg:height="3.506cm" svg:x="1.4cm" svg:y="0.837cm" presentation:class="title">
        <draw:text-box>
          <text:p text:style-name="MP5">Muokkaa otsikon tekstimuotoa napsauttamalla</text:p>
        </draw:text-box>
      </draw:frame>
      <draw:frame presentation:style-name="Mpr6" draw:layer="backgroundobjects" svg:width="25.199cm" svg:height="13.859cm" svg:x="1.4cm" svg:y="4.914cm" presentation:class="outline">
        <draw:text-box>
          <text:list text:style-name="ML3">
            <text:list-item>
              <text:p text:style-name="MP6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8">Kolmas jäsennystaso</text:p>
                      <text:list>
                        <text:list-item>
                          <text:p text:style-name="MP9">Neljäs jäsennystaso</text:p>
                          <text:list>
                            <text:list-item>
                              <text:p text:style-name="MP10">Viides jäsennystaso</text:p>
                              <text:list>
                                <text:list-item>
                                  <text:p text:style-name="MP11">Kuudes jäsennystaso</text:p>
                                  <text:list>
                                    <text:list-item>
                                      <text:p text:style-name="MP12">Seitsemäs jäsennystaso</text:p>
                                      <text:list>
                                        <text:list-item>
                                          <text:p text:style-name="MP13">Kahdeksas jäsennystaso</text:p>
                                          <text:list>
                                            <text:list-item>
                                              <text:p text:style-name="MP1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5" draw:layer="backgroundobjects" svg:width="6.523cm" svg:height="1.448cm" svg:x="1.4cm" svg:y="19.131cm" presentation:class="date-time">
        <draw:text-box>
          <text:p text:style-name="MP15"><text:span text:style-name="MT1"><presentation:date-time/></text:span></text:p>
        </draw:text-box>
      </draw:frame>
      <draw:frame presentation:style-name="Mpr7" draw:text-style-name="MP16" draw:layer="backgroundobjects" svg:width="8.875cm" svg:height="1.448cm" svg:x="9.576cm" svg:y="19.131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4.856cm" svg:height="11.135cm" svg:x="3.071cm" svg:y="2.256cm" presentation:class="page"/>
        <draw:frame presentation:style-name="oranssi-notes" draw:layer="backgroundobjects" svg:width="16.799cm" svg:height="13.364cm" svg:x="2.099cm" svg:y="14.106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.001cm" presentation:class="header">
          <draw:text-box>
            <text:p text:style-name="MP15"><text:span text:style-name="MT1"><presentation:header/></text:span></text:p>
          </draw:text-box>
        </draw:frame>
        <draw:frame presentation:style-name="Mpr8" draw:text-style-name="MP17" draw:layer="backgroundobjects" svg:width="9.113cm" svg:height="1.484cm" svg:x="11.886cm" svg:y="0.001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0-16T15:54:51</meta:creation-date>
    <dc:date>2010-10-28T12:49:58</dc:date>
    <meta:editing-duration>PT28H02M59S</meta:editing-duration>
    <meta:editing-cycles>51</meta:editing-cycles>
    <meta:generator>OpenOffice.org/3.2$Unix OpenOffice.org_project/320m19$Build-9505</meta:generator>
    <meta:document-statistic meta:object-count="232"/>
  </office:meta>
</office:document-meta>
</file>